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2ae4" officeooo:paragraph-rsid="00152ae4"/>
    </style:style>
    <style:style style:name="P2" style:family="paragraph" style:parent-style-name="Standard">
      <style:text-properties style:text-underline-style="none" officeooo:rsid="00152ae4" officeooo:paragraph-rsid="00152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a es una prueba para ver si GIT funciona con documentos de texto,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20:05:08.295758706</meta:creation-date>
    <dc:date>2020-04-19T20:05:55.313739625</dc:date>
    <meta:editing-duration>PT57S</meta:editing-duration>
    <meta:editing-cycles>1</meta:editing-cycles>
    <meta:document-statistic meta:table-count="0" meta:image-count="0" meta:object-count="0" meta:page-count="1" meta:paragraph-count="1" meta:word-count="13" meta:character-count="68" meta:non-whitespace-character-count="56"/>
    <meta:generator>LibreOffice/6.0.7.3$Linux_X86_64 LibreOffice_project/00m0$Build-3</meta:generator>
  </office:meta>
</office:document-meta>
</file>